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USC <text:s/></text:p>
          </table:table-cell>
          <table:table-cell table:formula="oooc:=CONCATENATE(&quot;insert into ranks values(0,(select team_id from teams where school_nm = '&quot;;TRIM([.B1]);&quot;' or abbreviation = '&quot;;TRIM([.B1]);&quot;'),2007,4,&quot;;[.A1];&quot;);&quot;)" office:value-type="string" office:string-value="insert into ranks values(0,(select team_id from teams where school_nm = 'USC' or abbreviation = 'USC'),2007,4,1);">
            <text:p>insert into ranks values(0,(select team_id from teams where school_nm = 'USC' or abbreviation = 'USC'),2007,4,1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SU <text:s/></text:p>
          </table:table-cell>
          <table:table-cell table:formula="oooc:=CONCATENATE(&quot;insert into ranks values(0,(select team_id from teams where school_nm = '&quot;;TRIM([.B2]);&quot;' or abbreviation = '&quot;;TRIM([.B2]);&quot;'),2007,4,&quot;;[.A2];&quot;);&quot;)" office:value-type="string" office:string-value="insert into ranks values(0,(select team_id from teams where school_nm = 'LSU' or abbreviation = 'LSU'),2007,4,2);">
            <text:p>insert into ranks values(0,(select team_id from teams where school_nm = 'LSU' or abbreviation = 'LSU'),2007,4,2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sports.espn.go.com/ncf/clubhouse?teamId=57">Florida</text:a></text:p>
          </table:table-cell>
          <table:table-cell table:formula="oooc:=CONCATENATE(&quot;insert into ranks values(0,(select team_id from teams where school_nm = '&quot;;TRIM([.B3]);&quot;' or abbreviation = '&quot;;TRIM([.B3]);&quot;'),2007,4,&quot;;[.A3];&quot;);&quot;)" office:value-type="string" office:string-value="insert into ranks values(0,(select team_id from teams where school_nm = 'Florida' or abbreviation = 'Florida'),2007,4,3);">
            <text:p>insert into ranks values(0,(select team_id from teams where school_nm = 'Florida' or abbreviation = 'Florida'),2007,4,3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sports.espn.go.com/ncf/clubhouse?teamId=201">Oklahoma</text:a></text:p>
          </table:table-cell>
          <table:table-cell table:formula="oooc:=CONCATENATE(&quot;insert into ranks values(0,(select team_id from teams where school_nm = '&quot;;TRIM([.B4]);&quot;' or abbreviation = '&quot;;TRIM([.B4]);&quot;'),2007,4,&quot;;[.A4];&quot;);&quot;)" office:value-type="string" office:string-value="insert into ranks values(0,(select team_id from teams where school_nm = 'Oklahoma' or abbreviation = 'Oklahoma'),2007,4,4);">
            <text:p>insert into ranks values(0,(select team_id from teams where school_nm = 'Oklahoma' or abbreviation = 'Oklahoma'),2007,4,4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://sports.espn.go.com/ncf/clubhouse?teamId=277">West Virginia</text:a></text:p>
          </table:table-cell>
          <table:table-cell table:formula="oooc:=CONCATENATE(&quot;insert into ranks values(0,(select team_id from teams where school_nm = '&quot;;TRIM([.B5]);&quot;' or abbreviation = '&quot;;TRIM([.B5]);&quot;'),2007,4,&quot;;[.A5];&quot;);&quot;)" office:value-type="string" office:string-value="insert into ranks values(0,(select team_id from teams where school_nm = 'West Virginia' or abbreviation = 'West Virginia'),2007,4,5);">
            <text:p>insert into ranks values(0,(select team_id from teams where school_nm = 'West Virginia' or abbreviation = 'West Virginia'),2007,4,5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://sports.espn.go.com/ncf/clubhouse?teamId=25">California</text:a></text:p>
          </table:table-cell>
          <table:table-cell table:formula="oooc:=CONCATENATE(&quot;insert into ranks values(0,(select team_id from teams where school_nm = '&quot;;TRIM([.B6]);&quot;' or abbreviation = '&quot;;TRIM([.B6]);&quot;'),2007,4,&quot;;[.A6];&quot;);&quot;)" office:value-type="string" office:string-value="insert into ranks values(0,(select team_id from teams where school_nm = 'California' or abbreviation = 'California'),2007,4,6);">
            <text:p>insert into ranks values(0,(select team_id from teams where school_nm = 'California' or abbreviation = 'California'),2007,4,6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sports.espn.go.com/ncf/clubhouse?teamId=251">Texas</text:a></text:p>
          </table:table-cell>
          <table:table-cell table:formula="oooc:=CONCATENATE(&quot;insert into ranks values(0,(select team_id from teams where school_nm = '&quot;;TRIM([.B7]);&quot;' or abbreviation = '&quot;;TRIM([.B7]);&quot;'),2007,4,&quot;;[.A7];&quot;);&quot;)" office:value-type="string" office:string-value="insert into ranks values(0,(select team_id from teams where school_nm = 'Texas' or abbreviation = 'Texas'),2007,4,7);">
            <text:p>insert into ranks values(0,(select team_id from teams where school_nm = 'Texas' or abbreviation = 'Texas'),2007,4,7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sports.espn.go.com/ncf/clubhouse?teamId=194">Ohio State</text:a></text:p>
          </table:table-cell>
          <table:table-cell table:formula="oooc:=CONCATENATE(&quot;insert into ranks values(0,(select team_id from teams where school_nm = '&quot;;TRIM([.B8]);&quot;' or abbreviation = '&quot;;TRIM([.B8]);&quot;'),2007,4,&quot;;[.A8];&quot;);&quot;)" office:value-type="string" office:string-value="insert into ranks values(0,(select team_id from teams where school_nm = 'Ohio State' or abbreviation = 'Ohio State'),2007,4,8);">
            <text:p>insert into ranks values(0,(select team_id from teams where school_nm = 'Ohio State' or abbreviation = 'Ohio State'),2007,4,8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sports.espn.go.com/ncf/clubhouse?teamId=275">Wisconsin</text:a></text:p>
          </table:table-cell>
          <table:table-cell table:formula="oooc:=CONCATENATE(&quot;insert into ranks values(0,(select team_id from teams where school_nm = '&quot;;TRIM([.B9]);&quot;' or abbreviation = '&quot;;TRIM([.B9]);&quot;'),2007,4,&quot;;[.A9];&quot;);&quot;)" office:value-type="string" office:string-value="insert into ranks values(0,(select team_id from teams where school_nm = 'Wisconsin' or abbreviation = 'Wisconsin'),2007,4,9);">
            <text:p>insert into ranks values(0,(select team_id from teams where school_nm = 'Wisconsin' or abbreviation = 'Wisconsin'),2007,4,9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sports.espn.go.com/ncf/clubhouse?teamId=213">Penn State</text:a></text:p>
          </table:table-cell>
          <table:table-cell table:formula="oooc:=CONCATENATE(&quot;insert into ranks values(0,(select team_id from teams where school_nm = '&quot;;TRIM([.B10]);&quot;' or abbreviation = '&quot;;TRIM([.B10]);&quot;'),2007,4,&quot;;[.A10];&quot;);&quot;)" office:value-type="string" office:string-value="insert into ranks values(0,(select team_id from teams where school_nm = 'Penn State' or abbreviation = 'Penn State'),2007,4,10);">
            <text:p>insert into ranks values(0,(select team_id from teams where school_nm = 'Penn State' or abbreviation = 'Penn State'),2007,4,10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sports.espn.go.com/ncf/clubhouse?teamId=164">Rutgers</text:a></text:p>
          </table:table-cell>
          <table:table-cell table:formula="oooc:=CONCATENATE(&quot;insert into ranks values(0,(select team_id from teams where school_nm = '&quot;;TRIM([.B11]);&quot;' or abbreviation = '&quot;;TRIM([.B11]);&quot;'),2007,4,&quot;;[.A11];&quot;);&quot;)" office:value-type="string" office:string-value="insert into ranks values(0,(select team_id from teams where school_nm = 'Rutgers' or abbreviation = 'Rutgers'),2007,4,11);">
            <text:p>insert into ranks values(0,(select team_id from teams where school_nm = 'Rutgers' or abbreviation = 'Rutgers'),2007,4,11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sports.espn.go.com/ncf/clubhouse?teamId=2579">South Carolina</text:a></text:p>
          </table:table-cell>
          <table:table-cell table:formula="oooc:=CONCATENATE(&quot;insert into ranks values(0,(select team_id from teams where school_nm = '&quot;;TRIM([.B12]);&quot;' or abbreviation = '&quot;;TRIM([.B12]);&quot;'),2007,4,&quot;;[.A12];&quot;);&quot;)" office:value-type="string" office:string-value="insert into ranks values(0,(select team_id from teams where school_nm = 'South Carolina' or abbreviation = 'South Carolina'),2007,4,12);">
            <text:p>insert into ranks values(0,(select team_id from teams where school_nm = 'South Carolina' or abbreviation = 'South Carolina'),2007,4,12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sports.espn.go.com/ncf/clubhouse?teamId=2483">Oregon</text:a></text:p>
          </table:table-cell>
          <table:table-cell table:formula="oooc:=CONCATENATE(&quot;insert into ranks values(0,(select team_id from teams where school_nm = '&quot;;TRIM([.B13]);&quot;' or abbreviation = '&quot;;TRIM([.B13]);&quot;'),2007,4,&quot;;[.A13];&quot;);&quot;)" office:value-type="string" office:string-value="insert into ranks values(0,(select team_id from teams where school_nm = 'Oregon' or abbreviation = 'Oregon'),2007,4,13);">
            <text:p>insert into ranks values(0,(select team_id from teams where school_nm = 'Oregon' or abbreviation = 'Oregon'),2007,4,13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http://sports.espn.go.com/ncf/clubhouse?teamId=103">Boston College</text:a></text:p>
          </table:table-cell>
          <table:table-cell table:formula="oooc:=CONCATENATE(&quot;insert into ranks values(0,(select team_id from teams where school_nm = '&quot;;TRIM([.B14]);&quot;' or abbreviation = '&quot;;TRIM([.B14]);&quot;'),2007,4,&quot;;[.A14];&quot;);&quot;)" office:value-type="string" office:string-value="insert into ranks values(0,(select team_id from teams where school_nm = 'Boston College' or abbreviation = 'Boston College'),2007,4,14);">
            <text:p>insert into ranks values(0,(select team_id from teams where school_nm = 'Boston College' or abbreviation = 'Boston College'),2007,4,14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sports.espn.go.com/ncf/clubhouse?teamId=228">Clemson</text:a></text:p>
          </table:table-cell>
          <table:table-cell table:formula="oooc:=CONCATENATE(&quot;insert into ranks values(0,(select team_id from teams where school_nm = '&quot;;TRIM([.B15]);&quot;' or abbreviation = '&quot;;TRIM([.B15]);&quot;'),2007,4,&quot;;[.A15];&quot;);&quot;)" office:value-type="string" office:string-value="insert into ranks values(0,(select team_id from teams where school_nm = 'Clemson' or abbreviation = 'Clemson'),2007,4,15);">
            <text:p>insert into ranks values(0,(select team_id from teams where school_nm = 'Clemson' or abbreviation = 'Clemson'),2007,4,15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sports.espn.go.com/ncf/clubhouse?teamId=333">Alabama</text:a></text:p>
          </table:table-cell>
          <table:table-cell table:formula="oooc:=CONCATENATE(&quot;insert into ranks values(0,(select team_id from teams where school_nm = '&quot;;TRIM([.B16]);&quot;' or abbreviation = '&quot;;TRIM([.B16]);&quot;'),2007,4,&quot;;[.A16];&quot;);&quot;)" office:value-type="string" office:string-value="insert into ranks values(0,(select team_id from teams where school_nm = 'Alabama' or abbreviation = 'Alabama'),2007,4,16);">
            <text:p>insert into ranks values(0,(select team_id from teams where school_nm = 'Alabama' or abbreviation = 'Alabama'),2007,4,16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sports.espn.go.com/ncf/clubhouse?teamId=259">Virginia Tech</text:a></text:p>
          </table:table-cell>
          <table:table-cell table:formula="oooc:=CONCATENATE(&quot;insert into ranks values(0,(select team_id from teams where school_nm = '&quot;;TRIM([.B17]);&quot;' or abbreviation = '&quot;;TRIM([.B17]);&quot;'),2007,4,&quot;;[.A17];&quot;);&quot;)" office:value-type="string" office:string-value="insert into ranks values(0,(select team_id from teams where school_nm = 'Virginia Tech' or abbreviation = 'Virginia Tech'),2007,4,17);">
            <text:p>insert into ranks values(0,(select team_id from teams where school_nm = 'Virginia Tech' or abbreviation = 'Virginia Tech'),2007,4,17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http://sports.espn.go.com/ncf/clubhouse?teamId=97">Louisville</text:a></text:p>
          </table:table-cell>
          <table:table-cell table:formula="oooc:=CONCATENATE(&quot;insert into ranks values(0,(select team_id from teams where school_nm = '&quot;;TRIM([.B18]);&quot;' or abbreviation = '&quot;;TRIM([.B18]);&quot;'),2007,4,&quot;;[.A18];&quot;);&quot;)" office:value-type="string" office:string-value="insert into ranks values(0,(select team_id from teams where school_nm = 'Louisville' or abbreviation = 'Louisville'),2007,4,18);">
            <text:p>insert into ranks values(0,(select team_id from teams where school_nm = 'Louisville' or abbreviation = 'Louisville'),2007,4,18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http://sports.espn.go.com/ncf/clubhouse?teamId=62">Hawaii</text:a></text:p>
          </table:table-cell>
          <table:table-cell table:formula="oooc:=CONCATENATE(&quot;insert into ranks values(0,(select team_id from teams where school_nm = '&quot;;TRIM([.B19]);&quot;' or abbreviation = '&quot;;TRIM([.B19]);&quot;'),2007,4,&quot;;[.A19];&quot;);&quot;)" office:value-type="string" office:string-value="insert into ranks values(0,(select team_id from teams where school_nm = 'Hawaii' or abbreviation = 'Hawaii'),2007,4,19);">
            <text:p>insert into ranks values(0,(select team_id from teams where school_nm = 'Hawaii' or abbreviation = 'Hawaii'),2007,4,19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sports.espn.go.com/ncf/clubhouse?teamId=245">Texas A&amp;M</text:a></text:p>
          </table:table-cell>
          <table:table-cell table:formula="oooc:=CONCATENATE(&quot;insert into ranks values(0,(select team_id from teams where school_nm = '&quot;;TRIM([.B20]);&quot;' or abbreviation = '&quot;;TRIM([.B20]);&quot;'),2007,4,&quot;;[.A20];&quot;);&quot;)" office:value-type="string" office:string-value="insert into ranks values(0,(select team_id from teams where school_nm = 'Texas A&amp;M' or abbreviation = 'Texas A&amp;M'),2007,4,20);">
            <text:p>insert into ranks values(0,(select team_id from teams where school_nm = 'Texas A&amp;M' or abbreviation = 'Texas A&amp;M'),2007,4,20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a xlink:href="http://sports.espn.go.com/ncf/clubhouse?teamId=96">Kentucky</text:a></text:p>
          </table:table-cell>
          <table:table-cell table:formula="oooc:=CONCATENATE(&quot;insert into ranks values(0,(select team_id from teams where school_nm = '&quot;;TRIM([.B21]);&quot;' or abbreviation = '&quot;;TRIM([.B21]);&quot;'),2007,4,&quot;;[.A21];&quot;);&quot;)" office:value-type="string" office:string-value="insert into ranks values(0,(select team_id from teams where school_nm = 'Kentucky' or abbreviation = 'Kentucky'),2007,4,21);">
            <text:p>insert into ranks values(0,(select team_id from teams where school_nm = 'Kentucky' or abbreviation = 'Kentucky'),2007,4,21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http://sports.espn.go.com/ncf/clubhouse?teamId=61">Georgia</text:a></text:p>
          </table:table-cell>
          <table:table-cell table:formula="oooc:=CONCATENATE(&quot;insert into ranks values(0,(select team_id from teams where school_nm = '&quot;;TRIM([.B22]);&quot;' or abbreviation = '&quot;;TRIM([.B22]);&quot;'),2007,4,&quot;;[.A22];&quot;);&quot;)" office:value-type="string" office:string-value="insert into ranks values(0,(select team_id from teams where school_nm = 'Georgia' or abbreviation = 'Georgia'),2007,4,22);">
            <text:p>insert into ranks values(0,(select team_id from teams where school_nm = 'Georgia' or abbreviation = 'Georgia'),2007,4,22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a xlink:href="http://sports.espn.go.com/ncf/clubhouse?teamId=58">South Florida</text:a></text:p>
          </table:table-cell>
          <table:table-cell table:formula="oooc:=CONCATENATE(&quot;insert into ranks values(0,(select team_id from teams where school_nm = '&quot;;TRIM([.B23]);&quot;' or abbreviation = '&quot;;TRIM([.B23]);&quot;'),2007,4,&quot;;[.A23];&quot;);&quot;)" office:value-type="string" office:string-value="insert into ranks values(0,(select team_id from teams where school_nm = 'South Florida' or abbreviation = 'South Florida'),2007,4,23);">
            <text:p>insert into ranks values(0,(select team_id from teams where school_nm = 'South Florida' or abbreviation = 'South Florida'),2007,4,23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a xlink:href="http://sports.espn.go.com/ncf/clubhouse?teamId=158">Nebraska</text:a></text:p>
          </table:table-cell>
          <table:table-cell table:formula="oooc:=CONCATENATE(&quot;insert into ranks values(0,(select team_id from teams where school_nm = '&quot;;TRIM([.B24]);&quot;' or abbreviation = '&quot;;TRIM([.B24]);&quot;'),2007,4,&quot;;[.A24];&quot;);&quot;)" office:value-type="string" office:string-value="insert into ranks values(0,(select team_id from teams where school_nm = 'Nebraska' or abbreviation = 'Nebraska'),2007,4,24);">
            <text:p>insert into ranks values(0,(select team_id from teams where school_nm = 'Nebraska' or abbreviation = 'Nebraska'),2007,4,24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sports.espn.go.com/ncf/clubhouse?teamId=142">Missouri</text:a></text:p>
          </table:table-cell>
          <table:table-cell table:formula="oooc:=CONCATENATE(&quot;insert into ranks values(0,(select team_id from teams where school_nm = '&quot;;TRIM([.B25]);&quot;' or abbreviation = '&quot;;TRIM([.B25]);&quot;'),2007,4,&quot;;[.A25];&quot;);&quot;)" office:value-type="string" office:string-value="insert into ranks values(0,(select team_id from teams where school_nm = 'Missouri' or abbreviation = 'Missouri'),2007,4,25);">
            <text:p>insert into ranks values(0,(select team_id from teams where school_nm = 'Missouri' or abbreviation = 'Missouri'),2007,4,25)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7">09/17/2007</text:date>, <text:time>10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17T09:57:19</meta:creation-date>
    <dc:date>2007-09-17T10:32:46</dc:date>
    <dc:language>en-US</dc:language>
    <meta:editing-cycles>2</meta:editing-cycles>
    <meta:editing-duration>PT28M34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